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f1" officeooo:paragraph-rsid="000ddbf1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0ddbf1" officeooo:paragraph-rsid="000ddbf1"/>
    </style:style>
    <style:style style:name="P3" style:family="paragraph" style:parent-style-name="Standard">
      <style:paragraph-properties fo:text-align="start" style:justify-single-word="false"/>
      <style:text-properties fo:language="pl" fo:country="PL" officeooo:rsid="000ea840" officeooo:paragraph-rsid="000ea840"/>
    </style:style>
    <style:style style:name="P4" style:family="paragraph" style:parent-style-name="Standard" style:list-style-name="L1">
      <style:paragraph-properties fo:text-align="start" style:justify-single-word="false"/>
      <style:text-properties fo:language="pl" fo:country="PL" officeooo:rsid="000fc6cc" officeooo:paragraph-rsid="000fc6cc"/>
    </style:style>
    <style:style style:name="P5" style:family="paragraph" style:parent-style-name="Standard" style:list-style-name="L1">
      <style:paragraph-properties fo:text-align="start" style:justify-single-word="false"/>
      <style:text-properties fo:language="pl" fo:country="PL" officeooo:rsid="00103fa5" officeooo:paragraph-rsid="00103fa5"/>
    </style:style>
    <style:style style:name="T1" style:family="text">
      <style:text-properties officeooo:rsid="000fc6cc"/>
    </style:style>
    <style:style style:name="T2" style:family="text">
      <style:text-properties officeooo:rsid="00101f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DOK</text:p>
      <text:p text:style-name="P2">Osoba odpowiedzialna</text:p>
      <text:p text:style-name="P2">RŚ (Antyradek)</text:p>
      <text:p text:style-name="P2"/>
      <text:p text:style-name="P3">Środowisko:</text:p>
      <text:p text:style-name="P3">HTML<text:span text:style-name="T1">5</text:span> + Javascript + AJAX + jQuery + CSS<text:span text:style-name="T1">3</text:span></text:p>
      <text:p text:style-name="P3"/>
      <text:p text:style-name="P3">Założenia:</text:p>
      <text:list xml:id="list3601576981464374867" text:style-name="L1">
        <text:list-item>
          <text:p text:style-name="P4">Widok będzie działać w przeglądarce jako klient i traktować Kontroler jako serwer.</text:p>
        </text:list-item>
        <text:list-item>
          <text:p text:style-name="P4">Komunikacja odbywać się będzie za pomocą Javascript i narzędzi „websocket”.</text:p>
        </text:list-item>
        <text:list-item>
          <text:p text:style-name="P4">Użytkownik będzie miał do ustawień:</text:p>
          <text:list>
            <text:list-item>
              <text:p text:style-name="P4">Weryfikację i modyfikację danych.</text:p>
            </text:list-item>
            <text:list-item>
              <text:p text:style-name="P4">Ustalenie parametrów działania.</text:p>
            </text:list-item>
            <text:list-item>
              <text:p text:style-name="P4">Opcję rozpoczęcia kalkulacji.</text:p>
            </text:list-item>
            <text:list-item>
              <text:p text:style-name="P4">Opcję przerwania kalkulacji.</text:p>
            </text:list-item>
          </text:list>
        </text:list-item>
        <text:list-item>
          <text:p text:style-name="P4">Dane będą wysyłane <text:span text:style-name="T2">i odbierane</text:span> za pomocą XML (lub JSON).</text:p>
        </text:list-item>
        <text:list-item>
          <text:p text:style-name="P5">Widok będzie pełnił funkcje pomocnicze do obsługi program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4:36:50.218068662</meta:creation-date>
    <meta:generator>LibreOffice/5.0.3.2$Linux_X86_64 LibreOffice_project/00m0$Build-2</meta:generator>
    <dc:date>2015-11-08T04:49:56.923065263</dc:date>
    <meta:editing-duration>PT13M4S</meta:editing-duration>
    <meta:editing-cycles>6</meta:editing-cycles>
    <meta:document-statistic meta:table-count="0" meta:image-count="0" meta:object-count="0" meta:page-count="1" meta:paragraph-count="15" meta:word-count="83" meta:character-count="547" meta:non-whitespace-character-count="488"/>
  </office:meta>
</office:document-meta>
</file>